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83cm" style:rel-column-width="32794*"/>
    </style:style>
    <style:style style:name="Table8.B" style:family="table-column">
      <style:table-column-properties style:column-width="4.008cm" style:rel-column-width="10047*"/>
    </style:style>
    <style:style style:name="Table8.C" style:family="table-column">
      <style:table-column-properties style:column-width="5.092cm" style:rel-column-width="12765*"/>
    </style:style>
    <style:style style:name="Table8.D" style:family="table-column">
      <style:table-column-properties style:column-width="3.962cm" style:rel-column-width="9929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fo:padding="0.097cm" fo:border-left="0.5pt solid #000000" fo:border-right="none" fo:border-top="none" fo:border-bottom="0.5pt solid #000000"/>
    </style:style>
    <style:style style:name="Table8.C5" style:family="table-cell">
      <style:table-cell-properties fo:padding="0.097cm" fo:border-left="0.5pt solid #000000" fo:border-right="none" fo:border-top="none" fo:border-bottom="0.5pt solid #000000"/>
    </style:style>
    <style:style style:name="Table8.D5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27c16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3c5f6b7"/>
    </style:style>
    <style:style style:name="P23" style:family="paragraph" style:parent-style-name="Table_20_Contents">
      <style:text-properties officeooo:paragraph-rsid="032539cf"/>
    </style:style>
    <style:style style:name="P24" style:family="paragraph" style:parent-style-name="Table_20_Contents">
      <style:text-properties officeooo:paragraph-rsid="044ab44f"/>
    </style:style>
    <style:style style:name="P25" style:family="paragraph" style:parent-style-name="Table_20_Contents">
      <style:text-properties officeooo:paragraph-rsid="044d6203"/>
    </style:style>
    <style:style style:name="P26" style:family="paragraph" style:parent-style-name="Table_20_Contents">
      <style:text-properties officeooo:paragraph-rsid="04697cf6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97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8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9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0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01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102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3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4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7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8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2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13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14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6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officeooo:rsid="03959f64" style:font-name-complex="Courier New"/>
    </style:style>
    <style:style style:name="T126" style:family="text">
      <style:text-properties fo:color="#000000" loext:opacity="100%" style:font-name="Courier New" officeooo:rsid="03b8181e" style:font-name-complex="Courier New"/>
    </style:style>
    <style:style style:name="T127" style:family="text">
      <style:text-properties fo:color="#000000" loext:opacity="100%" style:font-name="Courier New" officeooo:rsid="03d81c7c" style:font-name-complex="Courier New"/>
    </style:style>
    <style:style style:name="T128" style:family="text">
      <style:text-properties fo:color="#000000" loext:opacity="100%" style:font-name="Courier New" officeooo:rsid="03bb832f" style:font-name-complex="Courier New"/>
    </style:style>
    <style:style style:name="T129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470fb50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officeooo:rsid="0277dedb"/>
    </style:style>
    <style:style style:name="T13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officeooo:rsid="023d069c"/>
    </style:style>
    <style:style style:name="T137" style:family="text">
      <style:text-properties officeooo:rsid="021570c6"/>
    </style:style>
    <style:style style:name="T138" style:family="text">
      <style:text-properties officeooo:rsid="02984091"/>
    </style:style>
    <style:style style:name="T139" style:family="text">
      <style:text-properties officeooo:rsid="0298730b"/>
    </style:style>
    <style:style style:name="T14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1" style:family="text">
      <style:text-properties fo:font-style="normal" officeooo:rsid="023ec219" style:font-style-asian="normal" style:font-style-complex="normal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officeooo:rsid="0213f657"/>
    </style:style>
    <style:style style:name="T144" style:family="text">
      <style:text-properties fo:color="#000000" loext:opacity="100%" style:font-name="Courier New" style:font-name-complex="Courier New"/>
    </style:style>
    <style:style style:name="T14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6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3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8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5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3" style:family="text">
      <style:text-properties fo:color="#000000" loext:opacity="100%" style:font-name="Courier New" officeooo:rsid="02b867ce"/>
    </style:style>
    <style:style style:name="T19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8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9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4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9" style:family="text">
      <style:text-properties officeooo:rsid="0391a834"/>
    </style:style>
    <style:style style:name="T210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1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officeooo:rsid="04144748"/>
    </style:style>
    <style:style style:name="T220" style:family="text">
      <style:text-properties officeooo:rsid="0478c748"/>
    </style:style>
    <style:style style:name="T221" style:family="text">
      <style:text-properties fo:font-style="italic" officeooo:rsid="040de640" style:font-style-asian="italic" style:font-style-complex="italic"/>
    </style:style>
    <style:style style:name="T222" style:family="text">
      <style:text-properties fo:font-style="italic" officeooo:rsid="0478c748" style:font-style-asian="italic" style:font-style-complex="italic"/>
    </style:style>
    <style:style style:name="T223" style:family="text">
      <style:text-properties fo:font-style="italic" officeooo:rsid="04125c48" style:font-style-asian="italic" style:font-style-complex="italic"/>
    </style:style>
    <style:style style:name="T224" style:family="text">
      <style:text-properties officeooo:rsid="042d7d17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officeooo:rsid="041182c7" style:font-style-asian="italic" style:font-style-complex="italic"/>
    </style:style>
    <style:style style:name="T227" style:family="text">
      <style:text-properties officeooo:rsid="0424aa9b"/>
    </style:style>
    <style:style style:name="T228" style:family="text">
      <style:text-properties officeooo:rsid="047a4342"/>
    </style:style>
    <style:style style:name="T229" style:family="text">
      <style:text-properties style:font-name="Courier New" officeooo:rsid="040de640"/>
    </style:style>
    <style:style style:name="T230" style:family="text">
      <style:text-properties style:font-name="Courier New" officeooo:rsid="046bdc70"/>
    </style:style>
    <style:style style:name="T231" style:family="text">
      <style:text-properties style:font-name="Courier New" fo:font-weight="normal" officeooo:rsid="040de640" style:font-weight-asian="normal" style:font-weight-complex="normal"/>
    </style:style>
    <style:style style:name="T232" style:family="text">
      <style:text-properties style:font-name="Courier New" fo:font-weight="normal" officeooo:rsid="04283cfb" style:font-weight-asian="normal" style:font-weight-complex="normal"/>
    </style:style>
    <style:style style:name="T233" style:family="text">
      <style:text-properties officeooo:rsid="048a07de"/>
    </style:style>
    <style:style style:name="T234" style:family="text">
      <style:text-properties officeooo:rsid="04125c48"/>
    </style:style>
    <style:style style:name="T235" style:family="text">
      <style:text-properties officeooo:rsid="04546f38"/>
    </style:style>
    <style:style style:name="T236" style:family="text">
      <style:text-properties fo:language="zxx" fo:country="none" style:language-asian="zxx" style:country-asian="none" style:language-complex="zxx" style:country-complex="none"/>
    </style:style>
    <style:style style:name="T237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8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5">DOM <text:span text:style-name="T11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2">constant(value);</text:span></text:span></text:p>
            <text:p text:style-name="P6"><text:span text:style-name="Source_20_Text"><text:span text:style-name="T13">identity(value);</text:span></text:span></text:p>
            <text:p text:style-name="P6"><text:span text:style-name="Source_20_Text"><text:span text:style-name="T12">noop();</text:span></text:span></text:p>
            <text:p text:style-name="P6"><text:span text:style-name="Source_20_Text"><text:span text:style-name="T12">T();</text:span></text:span></text:p>
            <text:p text:style-name="P6"><text:span text:style-name="Source_20_Text"><text:span text:style-name="T14">F();</text:span></text:span></text:p>
          </table:table-cell>
          <table:table-cell table:style-name="Table1.B2" office:value-type="string">
            <text:p text:style-name="P6"><text:span text:style-name="Source_20_Text"><text:span text:style-name="T12">asyncConstant(</text:span></text:span><text:span text:style-name="Source_20_Text"><text:span text:style-name="T15">value</text:span></text:span><text:span text:style-name="Source_20_Text"><text:span text:style-name="T12">);</text:span></text:span></text:p>
            <text:p text:style-name="P6"><text:span text:style-name="Source_20_Text"><text:span text:style-name="T12">asyncIdentity(</text:span></text:span><text:span text:style-name="Source_20_Text"><text:span text:style-name="T15">value</text:span></text:span><text:span text:style-name="Source_20_Text"><text:span text:style-name="T12">);</text:span></text:span></text:p>
            <text:p text:style-name="P6"><text:span text:style-name="Source_20_Text"><text:span text:style-name="T12">asyncNoop();</text:span></text:span></text:p>
            <text:p text:style-name="P6"><text:span text:style-name="Source_20_Text"><text:span text:style-name="T12">async</text:span></text:span><text:span text:style-name="Source_20_Text"><text:span text:style-name="T16">T</text:span></text:span><text:span text:style-name="Source_20_Text"><text:span text:style-name="T12">();</text:span></text:span></text:p>
            <text:p text:style-name="P6"><text:span text:style-name="Source_20_Text"><text:span text:style-name="T12">async</text:span></text:span><text:span text:style-name="Source_20_Text"><text:span text:style-name="T16">F</text:span></text:span><text:span text:style-name="Source_20_Text"><text:span text:style-name="T12">();</text:span></text:span></text:p>
          </table:table-cell>
          <table:table-cell table:style-name="Table1.C2" table:number-rows-spanned="6" office:value-type="string">
            <text:p text:style-name="P7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7"><text:span text:style-name="Source_20_Text"><text:span text:style-name="T12">isSameInstance(</text:span></text:span><text:span text:style-name="Source_20_Text"><text:span text:style-name="T25">v1</text:span></text:span><text:span text:style-name="Source_20_Text"><text:span text:style-name="T12">,</text:span></text:span><text:span text:style-name="Source_20_Text"><text:span text:style-name="T25">v2</text:span></text:span><text:span text:style-name="Source_20_Text"><text:span text:style-name="T12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2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7"><text:span text:style-name="Source_20_Text"><text:span text:style-name="T12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4">ullish</text:span></text:span><text:span text:style-name="Source_20_Text"><text:span text:style-name="T12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12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37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7">);</text:span></text:span></text:p>
            <text:p text:style-name="P13"><text:span text:style-name="Source_20_Text"><text:span text:style-name="T38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39">Callable</text:span></text:span><text:span text:style-name="Source_20_Text"><text:span text:style-name="T12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40">isClass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40">);</text:span></text:span></text:p>
            <text:p text:style-name="P12"><text:span text:style-name="Source_20_Text"><text:span text:style-name="T12">isGenerator</text:span></text:span><text:span text:style-name="Source_20_Text"><text:span text:style-name="T41">Fn</text:span></text:span><text:span text:style-name="Source_20_Text"><text:span text:style-name="T12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4">Fn</text:span></text:span><text:span text:style-name="Source_20_Text"><text:span text:style-name="T12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2">);</text:span></text:span></text:p>
            <text:p text:style-name="P12"><text:span text:style-name="Source_20_Text"><text:span text:style-name="T37">isAsyncGeneratorFn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37">);</text:span></text:span></text:p>
            <text:p text:style-name="P12"><text:span text:style-name="Source_20_Text"><text:span text:style-name="T37">isProxy(value);</text:span></text:span></text:p>
            <text:p text:style-name="P12"><text:span text:style-name="Source_20_Text"><text:span text:style-name="T12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12"><text:span text:style-name="Source_20_Text"><text:span text:style-name="T37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7">);</text:span></text:span></text:p>
            <text:p text:style-name="P12"><text:span text:style-name="Source_20_Text"><text:span text:style-name="T12">isArraylike(value);</text:span></text:span></text:p>
            <text:p text:style-name="P14"><text:span text:style-name="Source_20_Text"><text:span text:style-name="T12">isTypedArray(value);</text:span></text:span></text:p>
            <text:p text:style-name="P14"><text:span text:style-name="Source_20_Text"><text:span text:style-name="T12">isIterator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1">value</text:span></text:span><text:span text:style-name="Source_20_Text"><text:span text:style-name="T12">);</text:span></text:span></text:p>
            <text:p text:style-name="P15"><text:span text:style-name="Source_20_Text"><text:span text:style-name="T47">isIndex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5"><text:span text:style-name="Source_20_Text"><text:span text:style-name="T50">to</text:span></text:span><text:span text:style-name="Source_20_Text"><text:span text:style-name="T47">Index(v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6"><text:span text:style-name="Source_20_Text"><text:span text:style-name="T48">isLength</text:span></text:span><text:span text:style-name="Source_20_Text"><text:span text:style-name="T47">(v</text:span></text:span><text:span text:style-name="Source_20_Text"><text:span text:style-name="T48">al</text:span></text:span><text:span text:style-name="Source_20_Text"><text:span text:style-name="T49">ue</text:span></text:span><text:span text:style-name="Source_20_Text"><text:span text:style-name="T47">);</text:span></text:span></text:p>
            <text:p text:style-name="P16"><text:span text:style-name="Source_20_Text"><text:span text:style-name="T52">toLength(value);</text:span></text:span></text:p>
            <text:p text:style-name="P17"><text:span text:style-name="Source_20_Text"><text:span text:style-name="T53">isPropertyKey(v</text:span></text:span><text:span text:style-name="Source_20_Text"><text:span text:style-name="T54">alu</text:span></text:span><text:span text:style-name="Source_20_Text"><text:span text:style-name="T55">e</text:span></text:span><text:span text:style-name="Source_20_Text"><text:span text:style-name="T53">);</text:span></text:span></text:p>
            <text:p text:style-name="P17"><text:span text:style-name="Source_20_Text"><text:span text:style-name="T53">toPropertyKey(v</text:span></text:span><text:span text:style-name="Source_20_Text"><text:span text:style-name="T55">alue</text:span></text:span><text:span text:style-name="Source_20_Text"><text:span text:style-name="T53">);</text:span></text:span></text:p>
            <text:p text:style-name="P18"><text:span text:style-name="Source_20_Text"><text:span text:style-name="T53">isPrimitive(v</text:span></text:span><text:span text:style-name="Source_20_Text"><text:span text:style-name="T56">a</text:span></text:span><text:span text:style-name="Source_20_Text"><text:span text:style-name="T57">lue</text:span></text:span><text:span text:style-name="Source_20_Text"><text:span text:style-name="T53">);</text:span></text:span></text:p>
            <text:p text:style-name="P18"><text:span text:style-name="Source_20_Text"><text:span text:style-name="T38">toPrimitive</text:span></text:span><text:span text:style-name="Source_20_Text"><text:span text:style-name="T58">Value</text:span></text:span><text:span text:style-name="Source_20_Text"><text:span text:style-name="T38">(valu</text:span></text:span><text:span text:style-name="Source_20_Text"><text:span text:style-name="T55">e</text:span></text:span><text:span text:style-name="Source_20_Text"><text:span text:style-name="T38">);</text:span></text:span></text:p>
            <text:p text:style-name="P13"><text:span text:style-name="Source_20_Text"><text:span text:style-name="T12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2">);</text:span></text:span></text:p>
            <text:p text:style-name="P8"><text:span text:style-name="Source_20_Text"><text:span text:style-name="T38">toObject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38">);</text:span></text:span></text:p>
          </table:table-cell>
          <table:table-cell table:style-name="Table1.D2" table:number-rows-spanned="6" office:value-type="string">
            <text:p text:style-name="P19"><text:span text:style-name="Source_20_Text"><text:span text:style-name="T12">qsa(selector[,context]).forEach(c</text:span></text:span><text:span text:style-name="Source_20_Text"><text:span text:style-name="T61">a</text:span></text:span><text:span text:style-name="Source_20_Text"><text:span text:style-name="T62">llback</text:span></text:span><text:span text:style-name="Source_20_Text"><text:span text:style-name="T12">);</text:span></text:span></text:p>
            <text:p text:style-name="P19"><text:span text:style-name="Source_20_Text"><text:span text:style-name="T12">qs(selector[,context]);</text:span></text:span></text:p>
            <text:p text:style-name="P19"><text:span text:style-name="Source_20_Text"><text:span text:style-name="T12">domReady(c</text:span></text:span><text:span text:style-name="Source_20_Text"><text:span text:style-name="T61">allback</text:span></text:span><text:span text:style-name="Source_20_Text"><text:span text:style-name="T12">);</text:span></text:span></text:p>
            <text:p text:style-name="P19"><text:span text:style-name="Source_20_Text"><text:span text:style-name="T63">domClear(e</text:span></text:span><text:span text:style-name="Source_20_Text"><text:span text:style-name="T64">lement</text:span></text:span><text:span text:style-name="Source_20_Text"><text:span text:style-name="T63">);</text:span></text:span></text:p>
            <text:p text:style-name="P19"><text:span text:style-name="Source_20_Text"><text:span text:style-name="T12">domCreate(type[,properties[,innerHTML]]);</text:span></text:span></text:p>
            <text:p text:style-name="P19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19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19"><text:span text:style-name="Source_20_Text"><text:span text:style-name="T12">domGetCSS(element</text:span></text:span><text:span text:style-name="Source_20_Text"><text:span text:style-name="T65">[</text:span></text:span><text:span text:style-name="Source_20_Text"><text:span text:style-name="T12">,property</text:span></text:span><text:span text:style-name="Source_20_Text"><text:span text:style-name="T66">]</text:span></text:span><text:span text:style-name="Source_20_Text"><text:span text:style-name="T12">);</text:span></text:span></text:p>
            <text:p text:style-name="P19"><text:span text:style-name="Source_20_Text"><text:span text:style-name="T12">domSetCSS(element,property,value);</text:span></text:span></text:p>
            <text:p text:style-name="P19"><text:span text:style-name="Source_20_Text"><text:span text:style-name="T12">domSetCSS(element,properties);</text:span></text:span></text:p>
            <text:p text:style-name="P19"><text:span text:style-name="Source_20_Text"><text:span text:style-name="T12">domFadeIn(element[,duration[,display]]);</text:span></text:span></text:p>
            <text:p text:style-name="P19"><text:span text:style-name="Source_20_Text"><text:span text:style-name="T12">domFadeOut(element[,duration]); </text:span></text:span></text:p>
            <text:p text:style-name="P19"><text:span text:style-name="Source_20_Text"><text:span text:style-name="T12">domFadeToggle(elem[,duration[,display]]);</text:span></text:span></text:p>
            <text:p text:style-name="P19"><text:span text:style-name="Source_20_Text"><text:span text:style-name="T12">domShow(element[,display]);</text:span></text:span></text:p>
            <text:p text:style-name="P19"><text:span text:style-name="Source_20_Text"><text:span text:style-name="T12">domHide(e</text:span></text:span><text:span text:style-name="Source_20_Text"><text:span text:style-name="T67">le</text:span></text:span><text:span text:style-name="Source_20_Text"><text:span text:style-name="T68">ment</text:span></text:span><text:span text:style-name="Source_20_Text"><text:span text:style-name="T12">);</text:span></text:span></text:p>
            <text:p text:style-name="P19"><text:span text:style-name="Source_20_Text"><text:span text:style-name="T12">domToggle(element[,display]);</text:span></text:span></text:p>
            <text:p text:style-name="P19"><text:span text:style-name="Source_20_Text"><text:span text:style-name="T12">domIsHidden(element);</text:span></text:span></text:p>
            <text:p text:style-name="P19"><text:span text:style-name="Source_20_Text"><text:span text:style-name="T69">domScrollToTop();</text:span></text:span><text:span text:style-name="Source_20_Text"><text:span text:style-name="T70"> </text:span></text:span><text:span text:style-name="Source_20_Text"><text:span text:style-name="T71">and </text:span></text:span><text:span text:style-name="Source_20_Text"><text:span text:style-name="T72">domScrollToBottom();</text:span></text:span></text:p>
            <text:p text:style-name="P19"><text:span text:style-name="Source_20_Text"><text:span text:style-name="T12">domScrollToElement(element[,top=true]);<text:line-break/>domSiblings(element);</text:span></text:span></text:p>
            <text:p text:style-name="P19"><text:span text:style-name="Source_20_Text"><text:span text:style-name="T12">domSiblingsPrev(element);</text:span></text:span></text:p>
            <text:p text:style-name="P19"><text:span text:style-name="Source_20_Text"><text:span text:style-name="T12">domSiblings</text:span></text:span><text:span text:style-name="Source_20_Text"><text:span text:style-name="T73">Left</text:span></text:span><text:span text:style-name="Source_20_Text"><text:span text:style-name="T12">(element);</text:span></text:span></text:p>
            <text:p text:style-name="P14"><text:span text:style-name="Source_20_Text"><text:span text:style-name="T12">domSiblingsNext(element);</text:span></text:span></text:p>
            <text:p text:style-name="P14"><text:span text:style-name="Source_20_Text"><text:span text:style-name="T12">domSiblings</text:span></text:span><text:span text:style-name="Source_20_Text"><text:span text:style-name="T73">Right</text:span></text:span><text:span text:style-name="Source_20_Text"><text:span text:style-name="T12">(element);</text:span></text:span></text:p>
            <text:p text:style-name="P19"><text:span text:style-name="Source_20_Text"><text:span text:style-name="T74">domGetC</text:span></text:span><text:span text:style-name="Source_20_Text"><text:span text:style-name="T75">SS</text:span></text:span><text:span text:style-name="Source_20_Text"><text:span text:style-name="T74">Var(name);</text:span></text:span></text:p>
            <text:p text:style-name="P19"><text:span text:style-name="Source_20_Text"><text:span text:style-name="T12">domSetC</text:span></text:span><text:span text:style-name="Source_20_Text"><text:span text:style-name="T75">SS</text:span></text:span><text:span text:style-name="Source_20_Text"><text:span text:style-name="T12">Var(</text:span></text:span><text:span text:style-name="Source_20_Text"><text:span text:style-name="T74">n</text:span></text:span><text:span text:style-name="Source_20_Text"><text:span text:style-name="T12">a</text:span></text:span><text:span text:style-name="Source_20_Text"><text:span text:style-name="T74">me</text:span></text:span><text:span text:style-name="Source_20_Text"><text:span text:style-name="T12">,</text:span></text:span><text:span text:style-name="Source_20_Text"><text:span text:style-name="T74">v</text:span></text:span><text:span text:style-name="Source_20_Text"><text:span text:style-name="T12">a</text:span></text:span><text:span text:style-name="Source_20_Text"><text:span text:style-name="T74">lue</text:span></text:span><text:span text:style-name="Source_20_Text"><text:span text:style-name="T12">);</text:span></text:span></text:p>
            <text:p text:style-name="P19"><text:span text:style-name="Source_20_Text"><text:span text:style-name="T12">importScript(script1[,scriptN]);</text:span></text:span></text:p>
            <text:p text:style-name="P19"><text:span text:style-name="Source_20_Text"><text:span text:style-name="T12">importStyle(style1[,styleN]);</text:span></text:span></text:p>
            <text:p text:style-name="P20"><text:span text:style-name="Source_20_Text"><text:span text:style-name="T12">setFullscreenOn(selector</text:span></text:span><text:span text:style-name="Source_20_Text"><text:span text:style-name="T76">);</text:span></text:span></text:p>
            <text:p text:style-name="P20"><text:span text:style-name="Source_20_Text"><text:span text:style-name="T12">setFullscreenOn(element);</text:span></text:span></text:p>
            <text:p text:style-name="P19"><text:span text:style-name="Source_20_Text"><text:span text:style-name="T12">setFullscreenOff();</text:span></text:span></text:p>
            <text:p text:style-name="P21"><text:span text:style-name="Source_20_Text"><text:span text:style-name="T12">getFullscreen();<text:line-break/>form2array(form);</text:span></text:span></text:p>
            <text:p text:style-name="P21"><text:span text:style-name="Source_20_Text"><text:span text:style-name="T12">form2string(form);</text:span></text:span></text:p>
            <text:p text:style-name="P19"><text:span text:style-name="Source_20_Text"><text:span text:style-name="T12">getDoNotTrack();</text:span></text:span></text:p>
            <text:p text:style-name="P21"><text:span text:style-name="Source_20_Text"><text:span text:style-name="T12">getLocation(success[,error]);</text:span></text:span></text:p>
            <text:p text:style-name="P21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3" table:number-columns-spanned="2" office:value-type="string">
            <text:p text:style-name="P22"><text:span text:style-name="Source_20_Text"><text:span text:style-name="T8">BASE16; BASE</text:span></text:span><text:span text:style-name="Source_20_Text"><text:span text:style-name="T77">32; BASE36; BASE58; BASE62;</text:span></text:span></text:p>
            <text:p text:style-name="P23"><text:span text:style-name="Source_20_Text"><text:span text:style-name="T77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3" table:number-columns-spanned="2" office:value-type="string">
            <text:p text:style-name="P24"><text:span text:style-name="Source_20_Text"><text:span text:style-name="T12">extend([deep,]target,source1[,s</text:span></text:span><text:span text:style-name="Source_20_Text"><text:span text:style-name="T78">ou</text:span></text:span><text:span text:style-name="Source_20_Text"><text:span text:style-name="T12">rc</text:span></text:span><text:span text:style-name="Source_20_Text"><text:span text:style-name="T78">e</text:span></text:span><text:span text:style-name="Source_20_Text"><text:span text:style-name="T12">N]);</text:span></text:span></text:p>
            <text:p text:style-name="P24"><text:span text:style-name="Source_20_Text"><text:span text:style-name="T12">deleteOwnProperty(</text:span></text:span><text:span text:style-name="Source_20_Text"><text:span text:style-name="T79">obj</text:span></text:span><text:span text:style-name="Source_20_Text"><text:span text:style-name="T12">,</text:span></text:span><text:span text:style-name="Source_20_Text"><text:span text:style-name="T79">prop</text:span></text:span><text:span text:style-name="Source_20_Text"><text:span text:style-name="T12">[,Throw=false]);</text:span></text:span></text:p>
            <text:p text:style-name="P24"><text:span text:style-name="Source_20_Text"><text:span text:style-name="T12">size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12">);</text:span></text:span></text:p>
            <text:p text:style-name="P24"><text:span text:style-name="Source_20_Text"><text:span text:style-name="T12">pick(object,keys);</text:span></text:span></text:p>
            <text:p text:style-name="P24"><text:span text:style-name="Source_20_Text"><text:span text:style-name="T82">omit</text:span></text:span><text:span text:style-name="Source_20_Text"><text:span text:style-name="T12">(object,keys);</text:span></text:span></text:p>
            <text:p text:style-name="P24"><text:span text:style-name="Source_20_Text"><text:span text:style-name="T83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5" table:number-columns-spanned="2" office:value-type="string">
            <text:p text:style-name="P24"><text:span text:style-name="Source_20_Text"><text:span text:style-name="T12">delay(mi</text:span></text:span><text:span text:style-name="Source_20_Text"><text:span text:style-name="T84">lis</text:span></text:span><text:span text:style-name="Source_20_Text"><text:span text:style-name="T12">e</text:span></text:span><text:span text:style-name="Source_20_Text"><text:span text:style-name="T84">c</text:span></text:span><text:span text:style-name="Source_20_Text"><text:span text:style-name="T12">).then(callback);</text:span></text:span></text:p>
            <text:p text:style-name="P24"><text:span text:style-name="Source_20_Text"><text:span text:style-name="T12">bind(</text:span></text:span><text:span text:style-name="Source_20_Text"><text:span text:style-name="T85">function</text:span></text:span><text:span text:style-name="Source_20_Text"><text:span text:style-name="T12">,context);</text:span></text:span></text:p>
            <text:p text:style-name="P24"><text:span text:style-name="Source_20_Text"><text:span text:style-name="T86">unBind</text:span></text:span><text:span text:style-name="Source_20_Text"><text:span text:style-name="T87">(</text:span></text:span><text:span text:style-name="Source_20_Text"><text:span text:style-name="T88">f</text:span></text:span><text:span text:style-name="Source_20_Text"><text:span text:style-name="T89">unction</text:span></text:span><text:span text:style-name="Source_20_Text"><text:span text:style-name="T87">);</text:span></text:span></text:p>
            <text:p text:style-name="P24"><text:span text:style-name="Source_20_Text"><text:span text:style-name="T87">curry(function);</text:span></text:span></text:p>
            <text:p text:style-name="P24"><text:span text:style-name="Source_20_Text"><text:span text:style-name="T87">compose(function1[,functionN]);</text:span></text:span></text:p>
            <text:p text:style-name="P24"><text:span text:style-name="Source_20_Text"><text:span text:style-name="T87">pipe(function1[,functionN]);</text:span></text:span></text:p>
            <text:p text:style-name="P24"><text:span text:style-name="Source_20_Text"><text:span text:style-name="T90">once(function);</text:span></text:span></text:p>
            <text:p text:style-name="P24"><text:span text:style-name="Source_20_Text"><text:span text:style-name="T83">tap(function): function(</text:span></text:span><text:span text:style-name="Source_20_Text"><text:span text:style-name="T91">value</text:span></text:span><text:span text:style-name="Source_20_Text"><text:span text:style-name="T83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2">randomBoolean</text:span></text:span><text:span text:style-name="Source_20_Text"><text:span text:style-name="T14">();</text:span></text:span></text:p>
            <text:p text:style-name="P25"><text:span text:style-name="Source_20_Text"><text:span text:style-name="T92">r</text:span></text:span><text:span text:style-name="Source_20_Text"><text:span text:style-name="T14">andomUUIDv7</text:span></text:span><text:span text:style-name="Source_20_Text"><text:span text:style-name="T93">(</text:span></text:span><text:span text:style-name="Source_20_Text"><text:span text:style-name="T94">v4=false</text:span></text:span><text:span text:style-name="Source_20_Text"><text:span text:style-name="T93">);</text:span></text:span></text:p>
            <text:p text:style-name="P25"><text:span text:style-name="Source_20_Text"><text:span text:style-name="T95">timestampID([size=21[,alphabet=</text:span></text:span><text:span text:style-name="Source_20_Text"><text:span text:style-name="T96">"ABCDEFGHIJKLMNOPQRSTUVWXYZabcdefghijklmnopqrstuvwxyz0123456789_-"</text:span></text:span><text:span text:style-name="Source_20_Text"><text:span text:style-name="T95">]]);</text:span></text:span></text:p>
            <text:p text:style-name="P25"><text:span text:style-name="Source_20_Text"><text:span text:style-name="T8">nanoid([size=21[,alphabet="123456789ABCDEFGHJKLMNPQRSTUVWXYZabcdefghijkmnopqrstuvwxyz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2">createPolyfillMethod(o</text:span></text:span><text:span text:style-name="Source_20_Text"><text:span text:style-name="T97">b</text:span></text:span><text:span text:style-name="Source_20_Text"><text:span text:style-name="T98">ject</text:span></text:span><text:span text:style-name="Source_20_Text"><text:span text:style-name="T12">,</text:span></text:span><text:span text:style-name="Source_20_Text"><text:span text:style-name="T99">prop</text:span></text:span><text:span text:style-name="Source_20_Text"><text:span text:style-name="T12">,v</text:span></text:span><text:span text:style-name="Source_20_Text"><text:span text:style-name="T100">alu</text:span></text:span><text:span text:style-name="Source_20_Text"><text:span text:style-name="T101">e</text:span></text:span><text:span text:style-name="Source_20_Text"><text:span text:style-name="T12">);</text:span></text:span></text:p>
            <text:p text:style-name="P26"><text:span text:style-name="Source_20_Text"><text:span text:style-name="T12">createPolyfillProperty(o</text:span></text:span><text:span text:style-name="Source_20_Text"><text:span text:style-name="T97">b</text:span></text:span><text:span text:style-name="Source_20_Text"><text:span text:style-name="T98">ject</text:span></text:span><text:span text:style-name="Source_20_Text"><text:span text:style-name="T12">,</text:span></text:span><text:span text:style-name="Source_20_Text"><text:span text:style-name="T99">prop</text:span></text:span><text:span text:style-name="Source_20_Text"><text:span text:style-name="T12">,v</text:span></text:span><text:span text:style-name="Source_20_Text"><text:span text:style-name="T102">alu</text:span></text:span><text:span text:style-name="Source_20_Text"><text:span text:style-name="T103">e</text:span></text:span><text:span text:style-name="Source_20_Text"><text:span text:style-name="T12">);</text:span></text:span></text:p>
            <text:p text:style-name="P26"><text:span text:style-name="Source_20_Text"><text:span text:style-name="T12">getUrlVars([str=location.search]);</text:span></text:span></text:p>
            <text:p text:style-name="P26"><text:span text:style-name="Source_20_Text"><text:span text:style-name="T12">obj2string(object);</text:span></text:span></text:p>
            <text:p text:style-name="P26"><text:span text:style-name="Source_20_Text"><text:span text:style-name="T12">toSafeString</text:span></text:span><text:span text:style-name="Source_20_Text"><text:span text:style-name="T104">(value);</text:span></text:span></text:p>
            <text:p text:style-name="P26"><text:span text:style-name="Source_20_Text"><text:span text:style-name="T104">VERSION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5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3"><text:span text:style-name="Source_20_Text"><text:span text:style-name="T12"/></text:span></text:p>
            <text:p text:style-name="P31"><text:span text:style-name="Source_20_Text"><text:span text:style-name="T12">b64Decode(s</text:span></text:span><text:span text:style-name="Source_20_Text"><text:span text:style-name="T67">tri</text:span></text:span><text:span text:style-name="Source_20_Text"><text:span text:style-name="T33">ng</text:span></text:span><text:span text:style-name="Source_20_Text"><text:span text:style-name="T12">);</text:span></text:span></text:p>
            <text:p text:style-name="P23"><text:span text:style-name="Source_20_Text"><text:span text:style-name="T12"/></text:span></text:p>
            <text:p text:style-name="P32"><text:span text:style-name="Source_20_Text"><text:span text:style-name="T12">b64Encode(string);</text:span></text:span></text:p>
            <text:p text:style-name="P32"><text:span text:style-name="Source_20_Text"><text:span text:style-name="T12"/></text:span></text:p>
            <text:p text:style-name="P31"><text:span text:style-name="Source_20_Text"><text:span text:style-name="T12">strAt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2">,index[,newChar]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Capitaliz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CodePoints(s</text:span></text:span><text:span text:style-name="Source_20_Text"><text:span text:style-name="T110">t</text:span></text:span><text:span text:style-name="Source_20_Text"><text:span text:style-name="T111">ri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DownFirst(s</text:span></text:span><text:span text:style-name="Source_20_Text"><text:span text:style-name="T112">tri</text:span></text:span><text:span text:style-name="Source_20_Text"><text:span text:style-name="T85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FromCodePoints(i</text:span></text:span><text:span text:style-name="Source_20_Text"><text:span text:style-name="T113">terator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HTMLEscap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</text:span></text:span><text:span text:style-name="Source_20_Text"><text:span text:style-name="T114">HTML</text:span></text:span><text:span text:style-name="Source_20_Text"><text:span text:style-name="T12">RemoveTags(string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HTML</text:span></text:span><text:span text:style-name="Source_20_Text"><text:span text:style-name="T115">Un</text:span></text:span><text:span text:style-name="Source_20_Text"><text:span text:style-name="T12">Escap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  <text:p text:style-name="P31"><text:span text:style-name="Source_20_Text"><text:span text:style-name="T12"/></text:span></text:p>
            <text:p text:style-name="P31"><text:span text:style-name="Source_20_Text"><text:span text:style-name="T12">strProper</text:span></text:span><text:span text:style-name="Source_20_Text"><text:span text:style-name="T116">c</text:span></text:span><text:span text:style-name="Source_20_Text"><text:span text:style-name="T12">as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 </text:span></text:span></text:p>
            <text:p text:style-name="P23"><text:span text:style-name="Source_20_Text"><text:span text:style-name="T117"/></text:span></text:p>
            <text:p text:style-name="P31"><text:span text:style-name="Source_20_Text"><text:span text:style-name="T12">strReverse(s</text:span></text:span><text:span text:style-name="Source_20_Text"><text:span text:style-name="T45">t</text:span></text:span><text:span text:style-name="Source_20_Text"><text:span text:style-name="T109">ring</text:span></text:span><text:span text:style-name="Source_20_Text"><text:span text:style-name="T12">);</text:span></text:span></text:p>
            <text:p text:style-name="P31"><text:span text:style-name="Source_20_Text"><text:span text:style-name="T117"/></text:span></text:p>
            <text:p text:style-name="P31"><text:span text:style-name="Source_20_Text"><text:span text:style-name="T12">strSplice(</text:span></text:span><text:span text:style-name="Source_20_Text"><text:span text:style-name="T106">str</text:span></text:span><text:span text:style-name="Source_20_Text"><text:span text:style-name="T27">ing</text:span></text:span><text:span text:style-name="Source_20_Text"><text:span text:style-name="T12">,index,count[,add</text:span></text:span><text:span text:style-name="Source_20_Text"><text:span text:style-name="T118">]);</text:span></text:span></text:p>
            <text:p text:style-name="P31"><text:span text:style-name="Source_20_Text"><text:span text:style-name="T117"/></text:span></text:p>
            <text:p text:style-name="P31"><text:span text:style-name="Source_20_Text"><text:span text:style-name="T117">s</text:span></text:span><text:span text:style-name="Source_20_Text"><text:span text:style-name="T12">tr</text:span></text:span><text:span text:style-name="Source_20_Text"><text:span text:style-name="T119">T</text:span></text:span><text:span text:style-name="Source_20_Text"><text:span text:style-name="T120">itle</text:span></text:span><text:span text:style-name="Source_20_Text"><text:span text:style-name="T116">c</text:span></text:span><text:span text:style-name="Source_20_Text"><text:span text:style-name="T12">ase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  <text:p text:style-name="P23"><text:span text:style-name="Source_20_Text"><text:span text:style-name="T12"/></text:span></text:p>
            <text:p text:style-name="P31"><text:span text:style-name="Source_20_Text"><text:span text:style-name="T121">strTruncate(st</text:span></text:span><text:span text:style-name="Source_20_Text"><text:span text:style-name="T111">ring</text:span></text:span><text:span text:style-name="Source_20_Text"><text:span text:style-name="T121">);</text:span></text:span></text:p>
            <text:p text:style-name="P31"><text:span text:style-name="Source_20_Text"><text:span text:style-name="T121"/></text:span></text:p>
            <text:p text:style-name="P31"><text:span text:style-name="Source_20_Text"><text:span text:style-name="T12">strUpFirst(s</text:span></text:span><text:span text:style-name="Source_20_Text"><text:span text:style-name="T108">tri</text:span></text:span><text:span text:style-name="Source_20_Text"><text:span text:style-name="T109">ng</text:span></text:span><text:span text:style-name="Source_20_Text"><text:span text:style-name="T12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11"/></text:span></text:p>
            <text:p text:style-name="P33"><text:span text:style-name="Source_20_Text"><text:span text:style-name="T111">a</text:span></text:span><text:span text:style-name="Source_20_Text"><text:span text:style-name="T12">ssert</text:span></text:span><text:span text:style-name="Source_20_Text"><text:span text:style-name="T111">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True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5"><text:span text:style-name="Source_20_Text"><text:span text:style-name="T111"/></text:span></text:p>
            <text:p text:style-name="P34"><text:span text:style-name="Source_20_Text"><text:span text:style-name="T111">assertFalse(condition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5"><text:span text:style-name="Source_20_Text"><text:span text:style-name="T111"/></text:span></text:p>
            <text:p text:style-name="P36"><text:span text:style-name="Source_20_Text"><text:span text:style-name="T123">assertThrows</text:span></text:span><text:span text:style-name="Source_20_Text"><text:span text:style-name="T124">(callback[,message</text:span></text:span><text:span text:style-name="Source_20_Text"><text:span text:style-name="T122">|error</text:span></text:span><text:span text:style-name="Source_20_Text"><text:span text:style-name="T124">]);</text:span></text:span></text:p>
            <text:p text:style-name="P37"><text:span text:style-name="Source_20_Text"><text:span text:style-name="T124"/></text:span></text:p>
            <text:p text:style-name="P38"><text:span text:style-name="Source_20_Text"><text:span text:style-name="T125">assertFail(m</text:span></text:span><text:span text:style-name="Source_20_Text"><text:span text:style-name="T126">essage</text:span></text:span><text:span text:style-name="Source_20_Text"><text:span text:style-name="T127">|</text:span></text:span><text:span text:style-name="Source_20_Text"><text:span text:style-name="T128">error</text:span></text:span><text:span text:style-name="Source_20_Text"><text:span text:style-name="T125">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Equal(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Equal</text:span></text:span><text:span text:style-name="Source_20_Text"><text:span text:style-name="T129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Deep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Deep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9"><text:span text:style-name="Source_20_Text"><text:span text:style-name="T111"/></text:span></text:p>
            <text:p text:style-name="P34"><text:span text:style-name="Source_20_Text"><text:span text:style-name="T111">assertDeepStrictEqual</text:span></text:span><text:span text:style-name="Source_20_Text"><text:span text:style-name="T130">(</text:span></text:span><text:span text:style-name="Source_20_Text"><text:span text:style-name="T111">value1,value2[,message</text:span></text:span><text:span text:style-name="Source_20_Text"><text:span text:style-name="T122">|error</text:span></text:span><text:span text:style-name="Source_20_Text"><text:span text:style-name="T111">]);</text:span></text:span></text:p>
            <text:p text:style-name="P34"><text:span text:style-name="Source_20_Text"><text:span text:style-name="T111">assertNotDeepStrictEqual</text:span></text:span><text:span text:style-name="Source_20_Text"><text:span text:style-name="T130">(</text:span></text:span><text:span text:style-name="Source_20_Text"><text:span text:style-name="T111">value1,value2[,</text:span></text:span><text:span text:style-name="Source_20_Text"><text:span text:style-name="T122">message|error</text:span></text:span><text:span text:style-name="Source_20_Text"><text:span text:style-name="T111">]);</text:span></text:span></text:p>
            <text:p text:style-name="P40"/>
            <text:p text:style-name="P41"><text:span text:style-name="Source_20_Text"><text:span text:style-name="T123">assertIs(value,</text:span></text:span><text:span text:style-name="Source_20_Text"><text:span text:style-name="T131">exptectedType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41"><text:span text:style-name="Source_20_Text"><text:span text:style-name="T123">assertIsNot(value,</text:span></text:span><text:span text:style-name="Source_20_Text"><text:span text:style-name="T131">exptectedType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9"><text:span text:style-name="Source_20_Text"><text:span text:style-name="T123"/></text:span></text:p>
            <text:p text:style-name="P34"><text:span text:style-name="Source_20_Text"><text:span text:style-name="T123">assertIsN</text:span></text:span><text:span text:style-name="Source_20_Text"><text:span text:style-name="T132">ullish</text:span></text:span><text:span text:style-name="Source_20_Text"><text:span text:style-name="T123">(value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4"><text:span text:style-name="Source_20_Text"><text:span text:style-name="T123">assertIsNotN</text:span></text:span><text:span text:style-name="Source_20_Text"><text:span text:style-name="T132">ullish</text:span></text:span><text:span text:style-name="Source_20_Text"><text:span text:style-name="T123">(value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40"><text:span text:style-name="Source_20_Text"><text:span text:style-name="T123"/></text:span></text:p>
            <text:p text:style-name="P34"><text:span text:style-name="Source_20_Text"><text:span text:style-name="T123">assertMatch(s</text:span></text:span><text:span text:style-name="Source_20_Text"><text:span text:style-name="T133">tring</text:span></text:span><text:span text:style-name="Source_20_Text"><text:span text:style-name="T123">,r</text:span></text:span><text:span text:style-name="Source_20_Text"><text:span text:style-name="T133">egexp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  <text:p text:style-name="P34"><text:span text:style-name="Source_20_Text"><text:span text:style-name="T133">assertD</text:span></text:span><text:span text:style-name="Source_20_Text"><text:span text:style-name="T123">oesNotMatch(s</text:span></text:span><text:span text:style-name="Source_20_Text"><text:span text:style-name="T133">tring</text:span></text:span><text:span text:style-name="Source_20_Text"><text:span text:style-name="T123">,r</text:span></text:span><text:span text:style-name="Source_20_Text"><text:span text:style-name="T133">egexp</text:span></text:span><text:span text:style-name="Source_20_Text"><text:span text:style-name="T123">[,message</text:span></text:span><text:span text:style-name="Source_20_Text"><text:span text:style-name="T122">|error</text:span></text:span><text:span text:style-name="Source_20_Text"><text:span text:style-name="T123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4">minmax</text:span>(value,min,max);</text:p>
            <text:p text:style-name="P43"><text:span text:style-name="Source_20_Text"><text:span text:style-name="T12">inRange(value,min,max);</text:span></text:span></text:p>
            <text:p text:style-name="P43"><text:span text:style-name="Source_20_Text"><text:span text:style-name="T135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2">randomInt([max]);</text:span></text:span></text:p>
            <text:p text:style-name="P44"><text:span text:style-name="Source_20_Text"><text:span text:style-name="T12">randomInt(min,max);</text:span></text:span></text:p>
            <text:p text:style-name="P44"><text:span text:style-name="Source_20_Text"><text:span text:style-name="T12">randomFloat([max]);</text:span></text:span></text:p>
            <text:p text:style-name="P44"><text:span text:style-name="Source_20_Text"><text:span text:style-name="T12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6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7">i</text:span><text:span text:style-name="T138">s</text:span>BigUInt64(value);</text:p>
            <text:p text:style-name="P47"><text:span text:style-name="T138">is</text:span>Float<text:span text:style-name="T139">16</text:span>(value);</text:p>
            <text:p text:style-name="P44"><text:span text:style-name="Source_20_Text"><text:span text:style-name="T135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35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00">toInteger(valu</text:span></text:span><text:span text:style-name="Source_20_Text"><text:span text:style-name="T101">e</text:span></text:span><text:span text:style-name="Source_20_Text"><text:span text:style-name="T100">);</text:span></text:span></text:p>
            <text:p text:style-name="P48"><text:span text:style-name="Source_20_Text"><text:span text:style-name="T140">toIntegerOrInfinity(value);</text:span></text:span></text:p>
            <text:p text:style-name="P45"><text:span text:style-name="T141">t</text:span><text:span text:style-name="T142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3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3">toFloat</text:span><text:span text:style-name="T138">16</text:span><text:span text:style-name="T143">(value);</text:span></text:p>
            <text:p text:style-name="P46"><text:span text:style-name="Source_20_Text"><text:span text:style-name="T144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5">Collections </text:span></text:span><text:span text:style-name="Source_20_Text"><text:span text:style-name="T146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7">castArray</text:span></text:span><text:span text:style-name="Source_20_Text"><text:span text:style-name="T148">(value);</text:span></text:span></text:p>
            <text:p text:style-name="P52"><text:span text:style-name="Source_20_Text"><text:span text:style-name="T148">compact</text:span></text:span><text:span text:style-name="Source_20_Text"><text:span text:style-name="T149">(iterator);</text:span></text:span></text:p>
            <text:p text:style-name="P52"><text:span text:style-name="Source_20_Text"><text:span text:style-name="T147">arrayDeepClone(array);</text:span></text:span></text:p>
            <text:p text:style-name="P52"><text:span text:style-name="Source_20_Text"><text:span text:style-name="T147">arrayMerge(target,so</text:span></text:span><text:span text:style-name="Source_20_Text"><text:span text:style-name="T150">ur</text:span></text:span><text:span text:style-name="Source_20_Text"><text:span text:style-name="T151">c</text:span></text:span><text:span text:style-name="Source_20_Text"><text:span text:style-name="T147">e</text:span></text:span><text:span text:style-name="Source_20_Text"><text:span text:style-name="T150">1</text:span></text:span><text:span text:style-name="Source_20_Text"><text:span text:style-name="T147">[,</text:span></text:span><text:span text:style-name="Source_20_Text"><text:span text:style-name="T151">s</text:span></text:span><text:span text:style-name="Source_20_Text"><text:span text:style-name="T150">ou</text:span></text:span><text:span text:style-name="Source_20_Text"><text:span text:style-name="T151">r</text:span></text:span><text:span text:style-name="Source_20_Text"><text:span text:style-name="T150">ce</text:span></text:span><text:span text:style-name="Source_20_Text"><text:span text:style-name="T147">N]);</text:span></text:span></text:p>
            <text:p text:style-name="P53"><text:span text:style-name="Source_20_Text"><text:span text:style-name="T152">arrayAdd</text:span></text:span><text:span text:style-name="Source_20_Text"><text:span text:style-name="T147">(array,value);</text:span></text:span></text:p>
            <text:p text:style-name="P53"><text:span text:style-name="Source_20_Text"><text:span text:style-name="T147">arrayClear(array); </text:span></text:span></text:p>
            <text:p text:style-name="P53"><text:span text:style-name="Source_20_Text"><text:span text:style-name="T153">arrayRemove(array,value[,all </text:span></text:span><text:span text:style-name="Source_20_Text"><text:span text:style-name="T154">= false</text:span></text:span><text:span text:style-name="Source_20_Text"><text:span text:style-name="T153">]);</text:span></text:span></text:p>
            <text:p text:style-name="P54"><text:span text:style-name="Source_20_Text"><text:span text:style-name="T153">arrayRemove</text:span></text:span><text:span text:style-name="Source_20_Text"><text:span text:style-name="T155">By</text:span></text:span><text:span text:style-name="Source_20_Text"><text:span text:style-name="T153">(array,c</text:span></text:span><text:span text:style-name="Source_20_Text"><text:span text:style-name="T155">allback</text:span></text:span><text:span text:style-name="Source_20_Text"><text:span text:style-name="T153">[,all</text:span></text:span><text:span text:style-name="Source_20_Text"><text:span text:style-name="T154">=false</text:span></text:span><text:span text:style-name="Source_20_Text"><text:span text:style-name="T153">]);</text:span></text:span></text:p>
            <text:p text:style-name="P55"><text:span text:style-name="Source_20_Text"><text:span text:style-name="T156"/></text:span></text:p>
            <text:p text:style-name="P55"><text:span text:style-name="Source_20_Text"><text:span text:style-name="T156">arrayRange([start=0[,end = </text:span></text:span><text:span text:style-name="Source_20_Text"><text:span text:style-name="T157">99</text:span></text:span><text:span text:style-name="Source_20_Text"><text:span text:style-name="T156">[,step = 1]]]);</text:span></text:span></text:p>
            <text:p text:style-name="P56"><text:span text:style-name="Source_20_Text"><text:span text:style-name="T158">iterRange([start=0[,step=1[,end=Infinity]]]);</text:span></text:span></text:p>
            <text:p text:style-name="P56"><text:span text:style-name="Source_20_Text"><text:span text:style-name="T158"/></text:span></text:p>
            <text:p text:style-name="P57"><text:span text:style-name="Source_20_Text"><text:span text:style-name="T8">arrayCycle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0">= 100</text:span></text:span><text:span text:style-name="Source_20_Text"><text:span text:style-name="T8">]);</text:span></text:span></text:p>
            <text:p text:style-name="P56"><text:span text:style-name="Source_20_Text"><text:span text:style-name="T158">iterCycle(iter</text:span></text:span><text:span text:style-name="Source_20_Text"><text:span text:style-name="T161">ator</text:span></text:span><text:span text:style-name="Source_20_Text"><text:span text:style-name="T158">[,n </text:span></text:span><text:span text:style-name="Source_20_Text"><text:span text:style-name="T162">= Infinity</text:span></text:span><text:span text:style-name="Source_20_Text"><text:span text:style-name="T158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63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62">= Infinity</text:span></text:span><text:span text:style-name="Source_20_Text"><text:span text:style-name="T8">]);</text:span></text:span></text:p>
            <text:p text:style-name="P59"><text:span text:style-name="Source_20_Text"><text:span text:style-name="T164"/></text:span></text:p>
            <text:p text:style-name="P59"><text:span text:style-name="Source_20_Text"><text:span text:style-name="T164">unique(iterator[,resolver]);</text:span></text:span></text:p>
            <text:p text:style-name="P59"><text:span text:style-name="Source_20_Text"><text:span text:style-name="T158">slice(i</text:span></text:span><text:span text:style-name="Source_20_Text"><text:span text:style-name="T159">terator</text:span></text:span><text:span text:style-name="Source_20_Text"><text:span text:style-name="T158">[,begin=0[,end = Infinity]]);</text:span></text:span></text:p>
            <text:p text:style-name="P57"><text:span text:style-name="Source_20_Text"><text:span text:style-name="T158">withOut(i</text:span></text:span><text:span text:style-name="Source_20_Text"><text:span text:style-name="T159">terator</text:span></text:span><text:span text:style-name="Source_20_Text"><text:span text:style-name="T158">,filter</text:span></text:span><text:span text:style-name="Source_20_Text"><text:span text:style-name="T159">Iterator</text:span></text:span><text:span text:style-name="Source_20_Text"><text:span text:style-name="T158">);</text:span></text:span></text:p>
            <text:p text:style-name="P60"><text:span text:style-name="Source_20_Text"><text:span text:style-name="T8">reduce(i</text:span></text:span><text:span text:style-name="Source_20_Text"><text:span text:style-name="T159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5">count</text:span></text:span><text:span text:style-name="Source_20_Text"><text:span text:style-name="T8">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drop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text:span text:style-name="Source_20_Text"><text:span text:style-name="T167"> </text:span></text:span></text:p>
            <text:p text:style-name="P60"><text:span text:style-name="Source_20_Text"><text:span text:style-name="T8">drop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9">terator</text:span></text:span><text:span text:style-name="Source_20_Text"><text:span text:style-name="T8">[,n </text:span></text:span><text:span text:style-name="Source_20_Text"><text:span text:style-name="T166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8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9">forEach</text:span></text:span><text:span text:style-name="Source_20_Text"><text:span text:style-name="T158">(i</text:span></text:span><text:span text:style-name="Source_20_Text"><text:span text:style-name="T159">terator</text:span></text:span><text:span text:style-name="Source_20_Text"><text:span text:style-name="T158">,callback);</text:span></text:span></text:p>
            <text:p text:style-name="P62"><text:span text:style-name="Source_20_Text"><text:span text:style-name="T170">map(i</text:span></text:span><text:span text:style-name="Source_20_Text"><text:span text:style-name="T171">terator</text:span></text:span><text:span text:style-name="Source_20_Text"><text:span text:style-name="T170">,callback);</text:span></text:span></text:p>
            <text:p text:style-name="P60"><text:span text:style-name="Source_20_Text"><text:span text:style-name="T158">enumerate(i</text:span></text:span><text:span text:style-name="Source_20_Text"><text:span text:style-name="T159">terator</text:span></text:span><text:span text:style-name="Source_20_Text"><text:span text:style-name="T158">[,offset = 0]);</text:span></text:span></text:p>
            <text:p text:style-name="P60"><text:span text:style-name="Source_20_Text"><text:span text:style-name="T8">size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3"><text:span text:style-name="Source_20_Text"><text:span text:style-name="T172"/></text:span></text:p>
            <text:p text:style-name="P60"><text:span text:style-name="Source_20_Text"><text:span text:style-name="T8">every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text:span text:style-name="Source_20_Text"><text:span text:style-name="T174"> </text:span></text:span></text:p>
            <text:p text:style-name="P60"><text:span text:style-name="Source_20_Text"><text:span text:style-name="T158">none(i</text:span></text:span><text:span text:style-name="Source_20_Text"><text:span text:style-name="T159">terator</text:span></text:span><text:span text:style-name="Source_20_Text"><text:span text:style-name="T158">,c</text:span></text:span><text:span text:style-name="Source_20_Text"><text:span text:style-name="T173">allback</text:span></text:span><text:span text:style-name="Source_20_Text"><text:span text:style-name="T158">);</text:span></text:span></text:p>
            <text:p text:style-name="P60"><text:span text:style-name="Source_20_Text"><text:span text:style-name="T158"/></text:span></text:p>
            <text:p text:style-name="P60"><text:span text:style-name="Source_20_Text"><text:span text:style-name="T8">includes(</text:span></text:span><text:span text:style-name="Source_20_Text"><text:span text:style-name="T175">collection</text:span></text:span><text:span text:style-name="Source_20_Text"><text:span text:style-name="T8">,</text:span></text:span><text:span text:style-name="Source_20_Text"><text:span text:style-name="T176">value</text:span></text:span><text:span text:style-name="Source_20_Text"><text:span text:style-name="T175">[,comparator]</text:span></text:span><text:span text:style-name="Source_20_Text"><text:span text:style-name="T8">);</text:span></text:span></text:p>
            <text:p text:style-name="P60"><text:span text:style-name="Source_20_Text"><text:span text:style-name="T8">find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9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9">terator</text:span></text:span><text:span text:style-name="Source_20_Text"><text:span text:style-name="T8">,c</text:span></text:span><text:span text:style-name="Source_20_Text"><text:span text:style-name="T173">allback</text:span></text:span><text:span text:style-name="Source_20_Text"><text:span text:style-name="T8">);</text:span></text:span></text:p>
            <text:p text:style-name="P60"><text:span text:style-name="Source_20_Text"><text:span text:style-name="T177">reject(i</text:span></text:span><text:span text:style-name="Source_20_Text"><text:span text:style-name="T159">terator</text:span></text:span><text:span text:style-name="Source_20_Text"><text:span text:style-name="T177">,c</text:span></text:span><text:span text:style-name="Source_20_Text"><text:span text:style-name="T173">allback</text:span></text:span><text:span text:style-name="Source_20_Text"><text:span text:style-name="T177">);</text:span></text:span></text:p>
            <text:p text:style-name="P57"><text:span text:style-name="Source_20_Text"><text:span text:style-name="T178">p</text:span></text:span><text:span text:style-name="Source_20_Text"><text:span text:style-name="T179">artition(i</text:span></text:span><text:span text:style-name="Source_20_Text"><text:span text:style-name="T180">terator</text:span></text:span><text:span text:style-name="Source_20_Text"><text:span text:style-name="T179">,c</text:span></text:span><text:span text:style-name="Source_20_Text"><text:span text:style-name="T181">a</text:span></text:span><text:span text:style-name="Source_20_Text"><text:span text:style-name="T182">llb</text:span></text:span><text:span text:style-name="Source_20_Text"><text:span text:style-name="T181">a</text:span></text:span><text:span text:style-name="Source_20_Text"><text:span text:style-name="T182">ck</text:span></text:span><text:span text:style-name="Source_20_Text"><text:span text:style-name="T179">);</text:span></text:span></text:p>
            <text:p text:style-name="P64"><text:span text:style-name="Source_20_Text"><text:span text:style-name="T183"/></text:span></text:p>
            <text:p text:style-name="P57"><text:span text:style-name="Source_20_Text"><text:span text:style-name="T8">zip(i</text:span></text:span><text:span text:style-name="Source_20_Text"><text:span text:style-name="T159">terator1</text:span></text:span><text:span text:style-name="Source_20_Text"><text:span text:style-name="T8">[,</text:span></text:span><text:span text:style-name="Source_20_Text"><text:span text:style-name="T159">iteratorN</text:span></text:span><text:span text:style-name="Source_20_Text"><text:span text:style-name="T8">]);</text:span></text:span></text:p>
            <text:p text:style-name="P65"><text:span text:style-name="Source_20_Text"><text:span text:style-name="T184">unzip(i</text:span></text:span><text:span text:style-name="Source_20_Text"><text:span text:style-name="T180">terator</text:span></text:span><text:span text:style-name="Source_20_Text"><text:span text:style-name="T184">);</text:span></text:span></text:p>
            <text:p text:style-name="P65"><text:span text:style-name="Source_20_Text"><text:span text:style-name="T184">zipObj(i</text:span></text:span><text:span text:style-name="Source_20_Text"><text:span text:style-name="T180">terator1</text:span></text:span><text:span text:style-name="Source_20_Text"><text:span text:style-name="T184">,i</text:span></text:span><text:span text:style-name="Source_20_Text"><text:span text:style-name="T180">terator1</text:span></text:span><text:span text:style-name="Source_20_Text"><text:span text:style-name="T184">);</text:span></text:span></text:p>
            <text:p text:style-name="P60"><text:span text:style-name="Source_20_Text"><text:span text:style-name="T183">shuffle(i</text:span></text:span><text:span text:style-name="Source_20_Text"><text:span text:style-name="T159">terator</text:span></text:span><text:span text:style-name="Source_20_Text"><text:span text:style-name="T183">);</text:span></text:span></text:p>
            <text:p text:style-name="P60"><text:span text:style-name="Source_20_Text"><text:span text:style-name="T183"/></text:span></text:p>
            <text:p text:style-name="P66"><text:span text:style-name="Source_20_Text"><text:span text:style-name="T8">min(v</text:span></text:span><text:span text:style-name="Source_20_Text"><text:span text:style-name="T185">alue1[,valueN]</text:span></text:span><text:span text:style-name="Source_20_Text"><text:span text:style-name="T8">);</text:span></text:span></text:p>
            <text:p text:style-name="P67"><text:span text:style-name="Source_20_Text"><text:span text:style-name="T186">max(v</text:span></text:span><text:span text:style-name="Source_20_Text"><text:span text:style-name="T187">alue1[,valueN]</text:span></text:span><text:span text:style-name="Source_20_Text"><text:span text:style-name="T186">);</text:span></text:span></text:p>
            <text:p text:style-name="P60"><text:span text:style-name="Source_20_Text"><text:span text:style-name="T188">sort(i</text:span></text:span><text:span text:style-name="Source_20_Text"><text:span text:style-name="T159">terator</text:span></text:span><text:span text:style-name="Source_20_Text"><text:span text:style-name="T189">[</text:span></text:span><text:span text:style-name="Source_20_Text"><text:span text:style-name="T188">,number</text:span></text:span><text:span text:style-name="Source_20_Text"><text:span text:style-name="T190">s = false</text:span></text:span><text:span text:style-name="Source_20_Text"><text:span text:style-name="T189">]</text:span></text:span><text:span text:style-name="Source_20_Text"><text:span text:style-name="T188">);</text:span></text:span></text:p>
            <text:p text:style-name="P60"><text:span text:style-name="Source_20_Text"><text:span text:style-name="T183">reverse(i</text:span></text:span><text:span text:style-name="Source_20_Text"><text:span text:style-name="T159">terator</text:span></text:span><text:span text:style-name="Source_20_Text"><text:span text:style-name="T183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9">terator</text:span></text:span><text:span text:style-name="Source_20_Text"><text:span text:style-name="T8">,index);</text:span></text:span></text:p>
            <text:p text:style-name="P57"><text:span text:style-name="Source_20_Text"><text:span text:style-name="T191">nth(i</text:span></text:span><text:span text:style-name="Source_20_Text"><text:span text:style-name="T159">terator</text:span></text:span><text:span text:style-name="Source_20_Text"><text:span text:style-name="T191">,index);</text:span></text:span></text:p>
            <text:p text:style-name="P60"><text:span text:style-name="Source_20_Text"><text:span text:style-name="T8">first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0"><text:span text:style-name="Source_20_Text"><text:span text:style-name="T192">head(i</text:span></text:span><text:span text:style-name="Source_20_Text"><text:span text:style-name="T180">terator</text:span></text:span><text:span text:style-name="Source_20_Text"><text:span text:style-name="T192">);</text:span></text:span></text:p>
            <text:p text:style-name="P68"><text:span text:style-name="Source_20_Text"><text:span text:style-name="T147">last(i</text:span></text:span><text:span text:style-name="Source_20_Text"><text:span text:style-name="T171">terator</text:span></text:span><text:span text:style-name="Source_20_Text"><text:span text:style-name="T147">);</text:span></text:span></text:p>
            <text:p text:style-name="P69">initial(i<text:span text:style-name="Source_20_Text"><text:span text:style-name="T193">terator</text:span></text:span>);</text:p>
            <text:p text:style-name="P60"><text:span text:style-name="Source_20_Text"><text:span text:style-name="T8">tail(i</text:span></text:span><text:span text:style-name="Source_20_Text"><text:span text:style-name="T159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94">flat(i</text:span></text:span><text:span text:style-name="Source_20_Text"><text:span text:style-name="T159">terator</text:span></text:span><text:span text:style-name="Source_20_Text"><text:span text:style-name="T194">);</text:span></text:span></text:p>
            <text:p text:style-name="P60"><text:span text:style-name="Source_20_Text"><text:span text:style-name="T8">concat(i</text:span></text:span><text:span text:style-name="Source_20_Text"><text:span text:style-name="T159">terator1</text:span></text:span><text:span text:style-name="Source_20_Text"><text:span text:style-name="T8">[,</text:span></text:span><text:span text:style-name="Source_20_Text"><text:span text:style-name="T159">iteratorN</text:span></text:span><text:span text:style-name="Source_20_Text"><text:span text:style-name="T8">]);</text:span></text:span></text:p>
            <text:p text:style-name="P60"><text:span text:style-name="Source_20_Text"><text:span text:style-name="T158">join(i</text:span></text:span><text:span text:style-name="Source_20_Text"><text:span text:style-name="T159">terator</text:span></text:span><text:span text:style-name="Source_20_Text"><text:span text:style-name="T158">[,separator </text:span></text:span><text:span text:style-name="Source_20_Text"><text:span text:style-name="T195">= ","</text:span></text:span><text:span text:style-name="Source_20_Text"><text:span text:style-name="T158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7">Array.fromAsync(); </text:span></text:span></text:a></text:p>
            <text:p text:style-name="P71"><text:span text:style-name="Source_20_Text"><text:span text:style-name="T147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6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7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7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7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7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7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7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7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7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8">Object.groupBy();</text:span></text:span></text:a></text:p>
            <text:p text:style-name="P72"><text:span text:style-name="Source_20_Text"><text:span text:style-name="T199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7">Object</text:span></text:span><text:span text:style-name="Source_20_Text"><text:span text:style-name="T200">.</text:span></text:span><text:span text:style-name="Source_20_Text"><text:span text:style-name="T201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2">TypedArray.prototype.toReversed();</text:span></text:span></text:a><text:span text:style-name="T147"/></text:p>
            <text:p text:style-name="P75"><text:span text:style-name="Source_20_Text"><text:span text:style-name="T172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2">TypedArray.prototype.toSorted();</text:span></text:span></text:a></text:p>
            <text:p text:style-name="P75"><text:span text:style-name="Source_20_Text"><text:span text:style-name="T172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2">TypedArray.prototype.with();</text:span></text:span></text:a></text:p>
            <text:p text:style-name="P75"><text:span text:style-name="Source_20_Text"><text:span text:style-name="T172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3">globalThis.AsyncFunction();</text:span></text:span></text:a></text:p>
            <text:p text:style-name="P76"><text:span text:style-name="Source_20_Text"><text:span text:style-name="T203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4">global</text:span></text:span><text:span text:style-name="Source_20_Text"><text:span text:style-name="T205">this</text:span></text:span><text:span text:style-name="Source_20_Text"><text:span text:style-name="T203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3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1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2"/></text:span></text:p>
            <text:p text:style-name="P81"><text:span text:style-name="Source_20_Text"><text:span text:style-name="T12">getText(url,success);</text:span></text:span></text:p>
            <text:p text:style-name="P81"><text:span text:style-name="Source_20_Text"><text:span text:style-name="T12"/></text:span></text:p>
            <text:p text:style-name="P81"><text:span text:style-name="Source_20_Text"><text:span text:style-name="T12">getJson(url,success);</text:span></text:span></text:p>
            <text:p text:style-name="P81"><text:span text:style-name="Source_20_Text"><text:span text:style-name="T135"/></text:span></text:p>
            <text:p text:style-name="P81"><text:span text:style-name="Source_20_Text"><text:span text:style-name="T135">ajax(Options obje</text:span></text:span><text:span text:style-name="Source_20_Text"><text:span text:style-name="T206">ct</text:span></text:span><text:span text:style-name="Source_20_Text"><text:span text:style-name="T135">);</text:span></text:span></text:p>
            <text:p text:style-name="P81"><text:span text:style-name="Source_20_Text"><text:span text:style-name="T135"/></text:span></text:p>
          </table:table-cell>
          <table:table-cell table:style-name="Table2.B2" office:value-type="string">
            <text:p text:style-name="P81"><text:span text:style-name="Source_20_Text"><text:span text:style-name="T207"/></text:span></text:p>
            <text:p text:style-name="P81"><text:span text:style-name="Source_20_Text"><text:span text:style-name="T207">Options object properties (* = default value):</text:span></text:span><text:span text:style-name="Source_20_Text"><text:span text:style-name="T100"> </text:span></text:span></text:p>
            <text:p text:style-name="P81"><text:span text:style-name="Source_20_Text"><text:span text:style-name="T100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8">Property</text:span></text:span></text:p>
                </table:table-cell>
                <table:table-cell table:style-name="Table6.B1" office:value-type="string">
                  <text:p text:style-name="P83"><text:span text:style-name="T209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11">*</text:span></text:span><text:span text:style-name="Source_20_Text"><text:span text:style-name="T210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11">*</text:span></text:span><text:span text:style-name="Source_20_Text"><text:span text:style-name="T210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10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11">*</text:span></text:span><text:span text:style-name="Source_20_Text"><text:span text:style-name="T210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10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100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10">string</text:span></text:span></text:p>
                </table:table-cell>
              </table:table-row>
            </table:table>
            <text:p text:style-name="P81"><text:span text:style-name="Source_20_Text"><text:span text:style-name="T212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13">Cookie </text:span></text:span><text:span text:style-name="Source_20_Text"><text:span text:style-name="T214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2"/></text:span></text:p>
            <text:p text:style-name="P85"><text:span text:style-name="Source_20_Text"><text:span text:style-name="T12">getCookie([name]);</text:span></text:span></text:p>
            <text:p text:style-name="P85"><text:span text:style-name="Source_20_Text"><text:span text:style-name="T12"/></text:span></text:p>
            <text:p text:style-name="P85"><text:span text:style-name="Source_20_Text"><text:span text:style-name="T13">h</text:span></text:span><text:span text:style-name="Source_20_Text"><text:span text:style-name="T12">asCookie(name);</text:span></text:span></text:p>
            <text:p text:style-name="P86"><text:span text:style-name="Source_20_Text"><text:span text:style-name="T12"/></text:span></text:p>
            <text:p text:style-name="P87"><text:span text:style-name="Source_20_Text"><text:span text:style-name="T12">set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86"><text:span text:style-name="Source_20_Text"><text:span text:style-name="T12">setCookie(name,value[,hours</text:span></text:span><text:span text:style-name="Source_20_Text"><text:span text:style-name="T215">=8760</text:span></text:span><text:span text:style-name="Source_20_Text"><text:span text:style-name="T12">[,path</text:span></text:span><text:span text:style-name="Source_20_Text"><text:span text:style-name="T215">="/"</text:span></text:span><text:span text:style-name="Source_20_Text"><text:span text:style-name="T12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2">[,HttpOnly]]]]]]);</text:span></text:span></text:p>
            <text:p text:style-name="P88"><text:span text:style-name="Source_20_Text"><text:span text:style-name="T12"/></text:span></text:p>
            <text:p text:style-name="P89"><text:span text:style-name="Source_20_Text"><text:span text:style-name="T12">removeCookie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90"><text:span text:style-name="Source_20_Text"><text:span text:style-name="T12">removeCookie(name[,path</text:span></text:span><text:span text:style-name="Source_20_Text"><text:span text:style-name="T215">="/"</text:span></text:span><text:span text:style-name="Source_20_Text"><text:span text:style-name="T12">[,domain[,secure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2">[,HttpOnly]]]]]);</text:span></text:span></text:p>
            <text:p text:style-name="P90"><text:span text:style-name="Source_20_Text"><text:span text:style-name="T12"/></text:span></text:p>
            <text:p text:style-name="P85"><text:span text:style-name="Source_20_Text"><text:span text:style-name="T12">clearCookies</text:span></text:span><text:span text:style-name="Source_20_Text"><text:span text:style-name="T215">(Options obje</text:span></text:span><text:span text:style-name="Source_20_Text"><text:span text:style-name="T206">ct: </text:span></text:span><text:span text:style-name="Source_20_Text"><text:span text:style-name="T216">properties are the same as the parameters</text:span></text:span><text:span text:style-name="Source_20_Text"><text:span text:style-name="T215">);</text:span></text:span></text:p>
            <text:p text:style-name="P91"><text:span text:style-name="Source_20_Text"><text:span text:style-name="T12">clearCookies([path</text:span></text:span><text:span text:style-name="Source_20_Text"><text:span text:style-name="T215">="/"</text:span></text:span><text:span text:style-name="Source_20_Text"><text:span text:style-name="T12">[,domain[,</text:span></text:span><text:span text:style-name="Source_20_Text"><text:span text:style-name="T218">sec</text:span></text:span><text:span text:style-name="Source_20_Text"><text:span text:style-name="T12">[,SameSite</text:span></text:span><text:span text:style-name="Source_20_Text"><text:span text:style-name="T215">=</text:span></text:span><text:span text:style-name="Source_20_Text"><text:span text:style-name="T217">"Lax"</text:span></text:span><text:span text:style-name="Source_20_Text"><text:span text:style-name="T12">[,HttpOnly]]]]]);</text:span></text:span></text:p>
            <text:p text:style-name="P91"><text:span text:style-name="Source_20_Text"><text:span text:style-name="T12"/></text:span></text:p>
          </table:table-cell>
          <table:covered-table-cell/>
        </table:table-row>
      </table:table>
      <text:p text:style-name="P92"/>
      <text:p text:style-name="P92"/>
      <text:p text:style-name="P92"/>
      <text:p text:style-name="P9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3">How to import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94"><text:span text:style-name="T219">Celestra for </text:span><text:span text:style-name="T220">browser</text:span><text:span text:style-name="T219">: </text:span><text:span text:style-name="T221">celestra.</text:span><text:span text:style-name="T222">browser</text:span><text:span text:style-name="T223">.</text:span><text:span text:style-name="T221">js</text:span></text:p>
          </table:table-cell>
          <table:table-cell table:style-name="Table8.B2" table:number-columns-spanned="3" office:value-type="string">
            <text:p text:style-name="P95"><text:span text:style-name="T219">Celestra for Node.js </text:span><text:span text:style-name="T224">and Deno</text:span><text:span text:style-name="T219">: </text:span><text:span text:style-name="T225">celestra.</text:span><text:span text:style-name="T223">node.</text:span><text:span text:style-name="T226">m</text:span><text:span text:style-name="T225">js</text:span></text:p>
          </table:table-cell>
          <table:covered-table-cell/>
          <table:covered-table-cell/>
        </table:table-row>
        <table:table-row>
          <table:table-cell table:style-name="Table8.A3" table:number-rows-spanned="3" office:value-type="string">
            <text:p text:style-name="P96"/>
            <text:p text:style-name="P97">&lt;script type="module"&gt;</text:p>
            <text:p text:style-name="P98">// import the defaultExport object</text:p>
            <text:p text:style-name="P99">import defaultExport from "./celestra.browser.js";</text:p>
            <text:p text:style-name="P99">globalThis.celestra = defaultExport;</text:p>
            <text:p text:style-name="P99">globalThis.CEL = defaultExport;</text:p>
            <text:p text:style-name="P97">&lt;/script&gt;</text:p>
            <text:p text:style-name="P99"/>
            <text:p text:style-name="P99"/>
            <text:p text:style-name="P97">&lt;script type="module"&gt;</text:p>
            <text:p text:style-name="P98">// import with default with name</text:p>
            <text:p text:style-name="P99">import { default as celestra } from "./celestra.browser.js";</text:p>
            <text:p text:style-name="P99">globalThis.celestra = celestra;</text:p>
            <text:p text:style-name="P99">globalThis.CEL = celestra;</text:p>
            <text:p text:style-name="P97">&lt;/script&gt;</text:p>
            <text:p text:style-name="P99"/>
            <text:p text:style-name="P99"/>
            <text:p text:style-name="P97">&lt;script type="module"&gt;</text:p>
            <text:p text:style-name="P98">// import all into a new celestra object</text:p>
            <text:p text:style-name="P99">import * as celestra from "./celestra.browser.js";</text:p>
            <text:p text:style-name="P99">globalThis.celestra = celestra;</text:p>
            <text:p text:style-name="P99">globalThis.CEL = celestra;</text:p>
            <text:p text:style-name="P97">&lt;/script&gt;</text:p>
            <text:p text:style-name="P99"/>
            <text:p text:style-name="P99"/>
            <text:p text:style-name="P97">&lt;script type="module"&gt;</text:p>
            <text:p text:style-name="P98">// import some functions</text:p>
            <text:p text:style-name="P99">import { first, assert } from "./celestra.browser.js";</text:p>
            <text:p text:style-name="P99">globalThis.first = first;</text:p>
            <text:p text:style-name="P99">globalThis.assert = assert;</text:p>
            <text:p text:style-name="P97">&lt;/script&gt;</text:p>
            <text:p text:style-name="P97"/>
          </table:table-cell>
          <table:table-cell table:style-name="Table8.B3" table:number-columns-spanned="3" office:value-type="string">
            <text:p text:style-name="P100"/>
            <text:p text:style-name="P100">// import the defaultExport object</text:p>
            <text:p text:style-name="P101"/>
            <text:p text:style-name="P102">import defaultExport from "./celestra.<text:span text:style-name="T227">node</text:span>.<text:span text:style-name="T227">m</text:span>js";</text:p>
            <text:p text:style-name="P102">globalThis.celestra = defaultExport;</text:p>
            <text:p text:style-name="P102">globalThis.CEL = defaultExport;</text:p>
            <text:p text:style-name="P102"/>
            <text:p text:style-name="P103">// import with default with name</text:p>
            <text:p text:style-name="P102"/>
            <text:p text:style-name="P102">import { default as celestra } from "./celestra.<text:span text:style-name="T227">node</text:span>.<text:span text:style-name="T227">m</text:span>js";</text:p>
            <text:p text:style-name="P102">globalThis.celestra = celestra;</text:p>
            <text:p text:style-name="P102">globalThis.CEL = celestra;</text:p>
            <text:p text:style-name="P102"/>
            <text:p text:style-name="P103">// import all into a new celestra object</text:p>
            <text:p text:style-name="P102"/>
            <text:p text:style-name="P102">import * as celestra from "./celestra.<text:span text:style-name="T227">node</text:span>.<text:span text:style-name="T227">m</text:span>js";</text:p>
            <text:p text:style-name="P102">globalThis.celestra = celestra;</text:p>
            <text:p text:style-name="P102">globalThis.CEL = celestra;</text:p>
            <text:p text:style-name="P102"/>
            <text:p text:style-name="P103">// import some functions</text:p>
            <text:p text:style-name="P102"/>
            <text:p text:style-name="P102">import { first, <text:span text:style-name="T228">assert</text:span> } from "./celestra.<text:span text:style-name="T227">node</text:span>.<text:span text:style-name="T227">m</text:span>js";</text:p>
            <text:p text:style-name="P102">globalThis.first = first;</text:p>
            <text:p text:style-name="P104"><text:span text:style-name="Source_20_Text"><text:span text:style-name="T229">globalThis.</text:span></text:span><text:span text:style-name="Source_20_Text"><text:span text:style-name="T230">assert</text:span></text:span><text:span text:style-name="Source_20_Text"><text:span text:style-name="T229"> = </text:span></text:span><text:span text:style-name="Source_20_Text"><text:span text:style-name="T230">assert</text:span></text:span><text:span text:style-name="Source_20_Text"><text:span text:style-name="T229">;<text:line-break/><text:line-break/></text:span></text:span><text:span text:style-name="Source_20_Text"><text:span text:style-name="T231">// </text:span></text:span><text:span text:style-name="Source_20_Text"><text:span text:style-name="T232">dynamic import</text:span></text:span><text:span text:style-name="Source_20_Text"><text:span text:style-name="T229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2" table:number-columns-spanned="3" office:value-type="string">
            <text:p text:style-name="P105">Removed <text:span text:style-name="T233">APIs</text:span> in the celestra.node.<text:span text:style-name="T234">m</text:span>js</text:p>
          </table:table-cell>
          <table:covered-table-cell/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106">DOM API</text:p>
          </table:table-cell>
          <table:table-cell table:style-name="Table8.C5" office:value-type="string">
            <text:p text:style-name="P107"><text:span text:style-name="Source_20_Text"><text:span text:style-name="T229">AJAX and CORS API</text:span></text:span></text:p>
          </table:table-cell>
          <table:table-cell table:style-name="Table8.D5" office:value-type="string">
            <text:p text:style-name="P107"><text:span text:style-name="Source_20_Text"><text:span text:style-name="T229">Cookie API</text:span></text:span></text:p>
          </table:table-cell>
        </table:table-row>
      </table:table>
      <text:p text:style-name="P108"/>
      <text:p text:style-name="P10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0"><text:span text:style-name="T235">v</text:span>3.1.0</text:p>
          </table:table-cell>
          <table:table-cell table:style-name="Table3.A2" office:value-type="string">
            <text:p text:style-name="P110">v3.8.0</text:p>
          </table:table-cell>
          <table:table-cell table:style-name="Table3.C2" office:value-type="string">
            <text:p text:style-name="P111">v5.6.0</text:p>
          </table:table-cell>
        </table:table-row>
        <table:table-row>
          <table:table-cell table:style-name="Table3.A3" table:number-rows-spanned="3" office:value-type="string">
            <text:p text:style-name="P112">Array.from();</text:p>
            <text:p text:style-name="P112">Array.of();</text:p>
            <text:p text:style-name="P112">Array.prototype.copyWithin();</text:p>
            <text:p text:style-name="P112">Array.prototype.fill();</text:p>
            <text:p text:style-name="P112">Array.prototype.find();</text:p>
            <text:p text:style-name="P112">Array.prototype.findIndex();</text:p>
            <text:p text:style-name="P112">Object.create();</text:p>
            <text:p text:style-name="P112">String.fromCodePoint();</text:p>
            <text:p text:style-name="P112">String.prototype.codePointAt();</text:p>
            <text:p text:style-name="P112">String.prototype.endsWith();</text:p>
            <text:p text:style-name="P112">String.prototype.startsWith();</text:p>
            <text:p text:style-name="P112">Math.acosh();</text:p>
            <text:p text:style-name="P112">Math.asinh();</text:p>
            <text:p text:style-name="P112">Math.atanh();</text:p>
            <text:p text:style-name="P112">Math.cbrt();</text:p>
            <text:p text:style-name="P112">Math.clz32();</text:p>
            <text:p text:style-name="P112">Math.cosh();</text:p>
            <text:p text:style-name="P112">Math.expm1();</text:p>
            <text:p text:style-name="P112">Math.fround();</text:p>
            <text:p text:style-name="P112">Math.hypot();</text:p>
            <text:p text:style-name="P112">Math.imul();</text:p>
            <text:p text:style-name="P112">Math.log1p();</text:p>
            <text:p text:style-name="P112">Math.log10();</text:p>
            <text:p text:style-name="P112">Math.log2();</text:p>
            <text:p text:style-name="P112">Math.sign();</text:p>
            <text:p text:style-name="P112">Math.sinh();</text:p>
            <text:p text:style-name="P112">Math.tanh();</text:p>
            <text:p text:style-name="P112">Math.trunc();</text:p>
            <text:p text:style-name="P112">Number.EPSILON;</text:p>
            <text:p text:style-name="P112">Number.isNaN();</text:p>
            <text:p text:style-name="P112">isNaN();</text:p>
            <text:p text:style-name="P112">Number.isInteger();</text:p>
            <text:p text:style-name="P112">Number.isFinite();</text:p>
            <text:p text:style-name="P112">Number.isSafeInteger();</text:p>
            <text:p text:style-name="P112">Number.parseInt();</text:p>
            <text:p text:style-name="P112">Number.parseFloat();</text:p>
          </table:table-cell>
          <table:table-cell table:style-name="Table3.B3" table:number-rows-spanned="3" office:value-type="string">
            <text:p text:style-name="P112"/>
            <text:p text:style-name="P113"><text:span text:style-name="Source_20_Text"><text:span text:style-name="T202">Array.prototype.values();</text:span></text:span></text:p>
            <text:p text:style-name="P113"><text:span text:style-name="Source_20_Text"><text:span text:style-name="T202">Array.prototype.includes();</text:span></text:span></text:p>
            <text:p text:style-name="P112"/>
            <text:p text:style-name="P113"><text:span text:style-name="Source_20_Text"><text:span text:style-name="T202">ChildNode.after();</text:span></text:span><text:span text:style-name="T236"><text:line-break/></text:span><text:span text:style-name="Source_20_Text"><text:span text:style-name="T202">ChildNode.before();</text:span></text:span><text:span text:style-name="T236"><text:line-break/></text:span><text:span text:style-name="Source_20_Text"><text:span text:style-name="T202">ChildNode.remove();</text:span></text:span><text:span text:style-name="T236"><text:line-break/></text:span><text:span text:style-name="Source_20_Text"><text:span text:style-name="T202">ChildNode.replaceWith();</text:span></text:span></text:p>
            <text:p text:style-name="P112"/>
            <text:p text:style-name="P113"><text:span text:style-name="Source_20_Text"><text:span text:style-name="T202">Element.prototype.closest();<text:line-break/>Element.prototype.getAttributeNames();</text:span></text:span></text:p>
            <text:p text:style-name="P113"><text:span text:style-name="Source_20_Text"><text:span text:style-name="T202">Element.prototype.matches();</text:span></text:span></text:p>
            <text:p text:style-name="P113"><text:span text:style-name="Source_20_Text"><text:span text:style-name="T202">Element.prototype.toggleAttribute();</text:span></text:span></text:p>
            <text:p text:style-name="P112"/>
            <text:p text:style-name="P113"><text:span text:style-name="Source_20_Text"><text:span text:style-name="T202">ParentNode.append();</text:span></text:span></text:p>
            <text:p text:style-name="P113"><text:span text:style-name="Source_20_Text"><text:span text:style-name="T172"/></text:span></text:p>
            <text:p text:style-name="P113"><text:span text:style-name="Source_20_Text"><text:span text:style-name="T202">ParentNode.prepend();</text:span></text:span><text:span text:style-name="T236"><text:line-break/><text:line-break/></text:span><text:span text:style-name="Source_20_Text"><text:span text:style-name="T202">String.prototype[Symbol.iterator]();</text:span></text:span></text:p>
            <text:p text:style-name="P113"><text:span text:style-name="Source_20_Text"><text:span text:style-name="T202">String.prototype.includes();</text:span></text:span></text:p>
            <text:p text:style-name="P113"><text:span text:style-name="Source_20_Text"><text:span text:style-name="T202">String.prototype.repeat();</text:span></text:span><text:span text:style-name="T236"><text:line-break/></text:span></text:p>
            <text:p text:style-name="P113"><text:span text:style-name="Source_20_Text"><text:span text:style-name="T202">NodeList.prototype.forEach();</text:span></text:span><text:span text:style-name="T236"><text:line-break/></text:span></text:p>
            <text:p text:style-name="P113"><text:span text:style-name="Source_20_Text"><text:span text:style-name="T202">Object.assign();</text:span></text:span></text:p>
            <text:p text:style-name="P113"><text:span text:style-name="Source_20_Text"><text:span text:style-name="T202">Object.entries();</text:span></text:span><text:span text:style-name="T236"><text:line-break/></text:span></text:p>
            <text:p text:style-name="P113"><text:span text:style-name="Source_20_Text"><text:span text:style-name="T202">Object.getOwnPropertyDescriptors();</text:span></text:span><text:span text:style-name="T236"><text:line-break/></text:span><text:span text:style-name="Source_20_Text"><text:span text:style-name="T202">Object.values();</text:span></text:span><text:span text:style-name="T236"><text:line-break/></text:span></text:p>
            <text:p text:style-name="P113"><text:span text:style-name="Source_20_Text"><text:span text:style-name="T202">RegExp.prototype.flags;</text:span></text:span><text:span text:style-name="T236"><text:line-break/></text:span></text:p>
            <text:p text:style-name="P113"><text:span text:style-name="Source_20_Text"><text:span text:style-name="T237">window</text:span></text:span><text:span text:style-name="Source_20_Text"><text:span text:style-name="T202">.screenLeft;</text:span></text:span><text:span text:style-name="T236"><text:line-break/></text:span><text:span text:style-name="Source_20_Text"><text:span text:style-name="T237">window</text:span></text:span><text:span text:style-name="Source_20_Text"><text:span text:style-name="T202">.screenTop;</text:span></text:span></text:p>
          </table:table-cell>
          <table:table-cell table:style-name="Table3.C3" office:value-type="string">
            <text:p text:style-name="P112">Array.prototype.at();</text:p>
            <text:p text:style-name="P112"/>
            <text:p text:style-name="P112">Array.prototype.findLast();</text:p>
            <text:p text:style-name="P112">Array.prototype.findLastIndex();</text:p>
            <text:p text:style-name="P112"/>
            <text:p text:style-name="P112">Array.prototype.flat();</text:p>
            <text:p text:style-name="P112">Array.prototype.flatMap();</text:p>
            <text:p text:style-name="P112"/>
            <text:p text:style-name="P112">Number.MIN_SAFE_INTEGER;</text:p>
            <text:p text:style-name="P112">Number.MAX_SAFE_INTEGER;</text:p>
            <text:p text:style-name="P112"/>
            <text:p text:style-name="P112">Object.fromEntries();</text:p>
            <text:p text:style-name="P112">Object.is();</text:p>
            <text:p text:style-name="P112"/>
            <text:p text:style-name="P112">String.prototype.at();</text:p>
            <text:p text:style-name="P112"/>
            <text:p text:style-name="P112">String.prototype.matchAll();</text:p>
            <text:p text:style-name="P112"/>
            <text:p text:style-name="P112">String.prototype.padStart();</text:p>
            <text:p text:style-name="P112">String.prototype.padEnd();</text:p>
            <text:p text:style-name="P112"/>
            <text:p text:style-name="P112">String.prototype.replaceAll();</text:p>
            <text:p text:style-name="P112"/>
            <text:p text:style-name="P112">String.prototype.trimStart();</text:p>
            <text:p text:style-name="P112">String.prototype.trimLeft();</text:p>
            <text:p text:style-name="P112"/>
            <text:p text:style-name="P112">String.prototype.trimEnd();</text:p>
            <text:p text:style-name="P112">String.prototype.trimRight();</text:p>
            <text:p text:style-name="P112"/>
            <text:p text:style-name="P112">Typedarray.prototype.at();</text:p>
            <text:p text:style-name="P112"/>
            <text:p text:style-name="P112">TypedArray.prototype.findLast();</text:p>
            <text:p text:style-name="P112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11">v5.<text:span text:style-name="T238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12">BigInt.prototype.toJSON();</text:p>
          </table:table-cell>
        </table:table-row>
      </table:table>
      <text:p text:style-name="P1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3T11:31:43.754888300</dc:date>
    <meta:print-date>2025-10-03T11:18:50.318252700</meta:print-date>
    <meta:editing-cycles>1088</meta:editing-cycles>
    <meta:editing-duration>P1DT8H21M4S</meta:editing-duration>
    <meta:printed-by>PDF files</meta:printed-by>
    <meta:document-statistic meta:table-count="7" meta:image-count="0" meta:object-count="0" meta:page-count="6" meta:paragraph-count="429" meta:word-count="680" meta:character-count="11004" meta:non-whitespace-character-count="10734"/>
    <meta:template xlink:type="simple" xlink:actuate="onRequest" xlink:title="" xlink:href="Normal.dotm"/>
  </office:meta>
</office:document-meta>
</file>